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1232aac" officeooo:paragraph-rsid="00251853" fo:background-color="transparent" style:font-weight-asian="normal" style:font-weight-complex="normal"/>
    </style:style>
    <style:style style:name="P2" style:family="paragraph" style:parent-style-name="Standard">
      <style:paragraph-properties fo:text-align="start" style:justify-single-word="false"/>
      <style:text-properties fo:font-weight="normal" officeooo:rsid="01226bc5" officeooo:paragraph-rsid="00251853" fo:background-color="transparent" style:font-weight-asian="normal" style:font-weight-complex="normal"/>
    </style:style>
    <style:style style:name="P3" style:family="paragraph" style:parent-style-name="Standard">
      <style:paragraph-properties fo:text-align="start" style:justify-single-word="false"/>
      <style:text-properties fo:font-weight="normal" officeooo:rsid="012c7809" officeooo:paragraph-rsid="00251853" fo:background-color="transparent" style:font-weight-asian="normal" style:font-weight-complex="normal"/>
    </style:style>
    <style:style style:name="P4" style:family="paragraph" style:parent-style-name="Standard">
      <style:text-properties fo:font-style="normal" fo:font-weight="normal" officeooo:rsid="001aeeb7" officeooo:paragraph-rsid="001aeeb7" fo:background-color="transparent"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1aeeb7" officeooo:paragraph-rsid="00251853" fo:background-color="transparent"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1c41d8" officeooo:paragraph-rsid="00251853" fo:background-color="transparent"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1f6d56" officeooo:paragraph-rsid="00251853" fo:background-color="transparent"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1226bc5" officeooo:paragraph-rsid="00251853" fo:background-color="transparent"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bold" officeooo:rsid="00538153" officeooo:paragraph-rsid="00251853" fo:background-color="transparent"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538153" officeooo:paragraph-rsid="002f6882" fo:background-color="transparent"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fo:font-style="normal" fo:font-weight="bold" officeooo:rsid="00538153" officeooo:paragraph-rsid="00251853" fo:background-color="transparent"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officeooo:rsid="001aeeb7" officeooo:paragraph-rsid="00251853" fo:background-color="transparent"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bold" officeooo:rsid="001c41d8" officeooo:paragraph-rsid="00251853" fo:background-color="transparent" style:font-style-asian="normal" style:font-weight-asian="bold" style:font-style-complex="normal" style:font-weight-complex="bold"/>
    </style:style>
    <style:style style:name="P14" style:family="paragraph" style:parent-style-name="Standard">
      <style:text-properties fo:font-style="normal" fo:font-weight="bold" officeooo:rsid="00251853" officeooo:paragraph-rsid="00251853" fo:background-color="transparent"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weight="bold" officeooo:rsid="002c5569" officeooo:paragraph-rsid="00251853" fo:background-color="transparent" style:font-weight-asian="bold" style:font-weight-complex="bold"/>
    </style:style>
    <style:style style:name="P16" style:family="paragraph" style:parent-style-name="Standard">
      <style:paragraph-properties fo:text-align="start" style:justify-single-word="false"/>
      <style:text-properties fo:font-weight="bold" officeooo:rsid="00538153" officeooo:paragraph-rsid="00251853" fo:background-color="transparent" style:font-weight-asian="bold" style:font-weight-complex="bold"/>
    </style:style>
    <style:style style:name="P17" style:family="paragraph" style:parent-style-name="Standard">
      <style:text-properties fo:font-weight="bold" officeooo:rsid="000a1391" officeooo:paragraph-rsid="000a1391" fo:background-color="transparent" style:font-weight-asian="bold" style:font-weight-complex="bold"/>
    </style:style>
    <style:style style:name="P18" style:family="paragraph" style:parent-style-name="Standard">
      <style:paragraph-properties fo:text-align="start" style:justify-single-word="false"/>
      <style:text-properties fo:font-weight="bold" officeooo:rsid="0122165f" officeooo:paragraph-rsid="00251853" fo:background-color="transparent" style:font-weight-asian="bold" style:font-weight-complex="bold"/>
    </style:style>
    <style:style style:name="P19" style:family="paragraph" style:parent-style-name="Standard">
      <style:text-properties officeooo:rsid="000fa245" officeooo:paragraph-rsid="000fa245" fo:background-color="transparent"/>
    </style:style>
    <style:style style:name="P20" style:family="paragraph" style:parent-style-name="Standard">
      <style:paragraph-properties fo:break-before="page"/>
      <style:text-properties fo:font-style="normal" fo:font-weight="bold" officeooo:rsid="00111336" officeooo:paragraph-rsid="00111336" fo:background-color="transparent"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weight="normal" officeooo:rsid="0123a1d2" officeooo:paragraph-rsid="00251853" fo:background-color="transparent" style:font-weight-asian="normal" style:font-weight-complex="normal"/>
    </style:style>
    <style:style style:name="P22" style:family="paragraph" style:parent-style-name="Standard">
      <style:paragraph-properties fo:text-align="start" style:justify-single-word="false"/>
      <style:text-properties fo:font-weight="normal" officeooo:rsid="0123a1d2" officeooo:paragraph-rsid="0032a7fa" fo:background-color="transparent" style:font-weight-asian="normal" style:font-weight-complex="normal"/>
    </style:style>
    <style:style style:name="P23" style:family="paragraph" style:parent-style-name="Standard">
      <style:paragraph-properties fo:text-align="start" style:justify-single-word="false"/>
      <style:text-properties fo:font-style="normal" fo:font-weight="normal" officeooo:rsid="01320e98" officeooo:paragraph-rsid="00251853" fo:background-color="transparent"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1320e98" officeooo:paragraph-rsid="0032a7fa" fo:background-color="transparent"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da838" officeooo:paragraph-rsid="00251853" fo:background-color="transparent"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da838" officeooo:paragraph-rsid="0032a7fa" fo:background-color="transparent"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eaa90" officeooo:paragraph-rsid="00251853" fo:background-color="transparent"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eaa90" officeooo:paragraph-rsid="0032a7fa" fo:background-color="transparent"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bold" officeooo:rsid="00538153" officeooo:paragraph-rsid="0032a7fa" fo:background-color="transparen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font-style="normal" fo:font-weight="bold" officeooo:rsid="00538153" officeooo:paragraph-rsid="0032a7fa" fo:background-color="transparent"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weight="bold" officeooo:rsid="00538153" officeooo:paragraph-rsid="0032a7fa" fo:background-color="transparent" style:font-weight-asian="bold" style:font-weight-complex="bold"/>
    </style:style>
    <style:style style:name="P32" style:family="paragraph" style:parent-style-name="Standard">
      <style:paragraph-properties fo:text-align="start" style:justify-single-word="false"/>
      <style:text-properties fo:font-weight="bold" officeooo:rsid="014aa04f" officeooo:paragraph-rsid="0032a7fa" fo:background-color="transparent" style:font-weight-asian="bold" style:font-weight-complex="bold"/>
    </style:style>
    <style:style style:name="P33" style:family="paragraph" style:parent-style-name="Standard">
      <style:text-properties fo:font-weight="bold" officeooo:rsid="0032a7fa" officeooo:paragraph-rsid="0032a7fa" fo:background-color="transparent" style:font-weight-asian="bold" style:font-weight-complex="bold"/>
    </style:style>
    <style:style style:name="P34" style:family="paragraph" style:parent-style-name="Standard">
      <style:paragraph-properties fo:text-align="start" style:justify-single-word="false"/>
      <style:text-properties fo:font-weight="bold" officeooo:rsid="000a1391" officeooo:paragraph-rsid="0032a7fa" fo:background-color="transparent" style:font-weight-asian="bold" style:font-weight-complex="bold"/>
    </style:style>
    <style:style style:name="P35" style:family="paragraph" style:parent-style-name="Standard">
      <style:text-properties fo:font-weight="bold" officeooo:rsid="000a1391" officeooo:paragraph-rsid="0032a7fa" fo:background-color="transparent" style:font-weight-asian="bold" style:font-weight-complex="bold"/>
    </style:style>
    <style:style style:name="P36" style:family="paragraph" style:parent-style-name="Standard">
      <style:text-properties officeooo:rsid="000a1391" officeooo:paragraph-rsid="000d9974" fo:background-color="transparent"/>
    </style:style>
    <style:style style:name="P37" style:family="paragraph" style:parent-style-name="Standard">
      <style:text-properties officeooo:rsid="000a1391" officeooo:paragraph-rsid="0032a7fa" fo:background-color="transparent"/>
    </style:style>
    <style:style style:name="P38" style:family="paragraph" style:parent-style-name="Standard">
      <style:text-properties officeooo:rsid="0032a7fa" officeooo:paragraph-rsid="0032a7fa" fo:background-color="transparent"/>
    </style:style>
    <style:style style:name="T1" style:family="text">
      <style:text-properties fo:font-style="italic" officeooo:rsid="001da240" style:font-style-asian="italic" style:font-style-complex="italic"/>
    </style:style>
    <style:style style:name="T2" style:family="text">
      <style:text-properties fo:font-style="italic" fo:font-weight="normal" officeooo:rsid="012d84ab" style:font-style-asian="italic" style:font-weight-asian="normal" style:font-style-complex="italic" style:font-weight-complex="normal"/>
    </style:style>
    <style:style style:name="T3" style:family="text">
      <style:text-properties fo:font-style="italic" fo:font-weight="normal" officeooo:rsid="014db389"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b4e39" style:font-style-asian="normal" style:font-style-complex="normal"/>
    </style:style>
    <style:style style:name="T6" style:family="text">
      <style:text-properties fo:font-style="normal" officeooo:rsid="000c35ea" style:font-style-asian="normal" style:font-style-complex="normal"/>
    </style:style>
    <style:style style:name="T7" style:family="text">
      <style:text-properties fo:font-style="normal" officeooo:rsid="000d9974" style:font-style-asian="normal" style:font-style-complex="normal"/>
    </style:style>
    <style:style style:name="T8" style:family="text">
      <style:text-properties fo:font-style="normal" officeooo:rsid="000f4f75" style:font-style-asian="normal" style:font-style-complex="normal"/>
    </style:style>
    <style:style style:name="T9" style:family="text">
      <style:text-properties fo:font-style="normal" officeooo:rsid="0027a0f4" style:font-style-asian="normal" style:font-style-complex="normal"/>
    </style:style>
    <style:style style:name="T10" style:family="text">
      <style:text-properties fo:font-style="normal" officeooo:rsid="01553870" style:font-style-asian="normal" style:font-style-complex="normal"/>
    </style:style>
    <style:style style:name="T11" style:family="text">
      <style:text-properties fo:font-style="normal" officeooo:rsid="01560270"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aeeb7" style:font-style-asian="normal" style:font-weight-asian="normal" style:font-style-complex="normal" style:font-weight-complex="normal"/>
    </style:style>
    <style:style style:name="T14" style:family="text">
      <style:text-properties fo:font-style="normal" fo:font-weight="normal" officeooo:rsid="01271cf8" style:font-style-asian="normal" style:font-weight-asian="normal" style:font-style-complex="normal" style:font-weight-complex="normal"/>
    </style:style>
    <style:style style:name="T15" style:family="text">
      <style:text-properties fo:font-style="normal" fo:font-weight="normal" officeooo:rsid="001c41d8" style:font-style-asian="normal" style:font-weight-asian="normal" style:font-style-complex="normal" style:font-weight-complex="normal"/>
    </style:style>
    <style:style style:name="T16" style:family="text">
      <style:text-properties fo:font-style="normal" fo:font-weight="normal" officeooo:rsid="001c70b2" style:font-style-asian="normal" style:font-weight-asian="normal" style:font-style-complex="normal" style:font-weight-complex="normal"/>
    </style:style>
    <style:style style:name="T17" style:family="text">
      <style:text-properties fo:font-style="normal" fo:font-weight="normal" officeooo:rsid="01553870" style:font-style-asian="normal" style:font-weight-asian="normal" style:font-style-complex="normal" style:font-weight-complex="normal"/>
    </style:style>
    <style:style style:name="T18" style:family="text">
      <style:text-properties fo:font-style="normal" fo:font-weight="normal" officeooo:rsid="01560270" style:font-style-asian="normal" style:font-weight-asian="normal" style:font-style-complex="normal" style:font-weight-complex="normal"/>
    </style:style>
    <style:style style:name="T19" style:family="text">
      <style:text-properties fo:font-style="normal" fo:font-weight="normal" officeooo:rsid="0156a5fc" style:font-style-asian="normal" style:font-weight-asian="normal" style:font-style-complex="normal" style:font-weight-complex="normal"/>
    </style:style>
    <style:style style:name="T20" style:family="text">
      <style:text-properties fo:font-style="normal" fo:font-weight="normal" officeooo:rsid="014c1ac9" style:font-style-asian="normal" style:font-weight-asian="normal" style:font-style-complex="normal" style:font-weight-complex="normal"/>
    </style:style>
    <style:style style:name="T21" style:family="text">
      <style:text-properties fo:font-style="normal" fo:font-weight="normal" officeooo:rsid="0027a0f4" style:font-style-asian="normal" style:font-weight-asian="normal" style:font-style-complex="normal" style:font-weight-complex="normal"/>
    </style:style>
    <style:style style:name="T22" style:family="text">
      <style:text-properties fo:font-style="normal" fo:font-weight="normal" officeooo:rsid="000b4e39" style:font-style-asian="normal" style:font-weight-asian="normal" style:font-style-complex="normal" style:font-weight-complex="normal"/>
    </style:style>
    <style:style style:name="T23" style:family="text">
      <style:text-properties fo:font-style="normal" fo:font-weight="normal" officeooo:rsid="000c35ea" style:font-style-asian="normal" style:font-weight-asian="normal" style:font-style-complex="normal" style:font-weight-complex="normal"/>
    </style:style>
    <style:style style:name="T24" style:family="text">
      <style:text-properties fo:font-style="normal" fo:font-weight="normal" officeooo:rsid="000d9974" style:font-style-asian="normal" style:font-weight-asian="normal" style:font-style-complex="normal" style:font-weight-complex="normal"/>
    </style:style>
    <style:style style:name="T25" style:family="text">
      <style:text-properties fo:font-style="normal" fo:font-weight="normal" officeooo:rsid="014db389" style:font-style-asian="normal" style:font-weight-asian="normal" style:font-style-complex="normal" style:font-weight-complex="normal"/>
    </style:style>
    <style:style style:name="T26" style:family="text">
      <style:text-properties fo:font-style="normal" fo:font-weight="normal" officeooo:rsid="000f4f75" style:font-style-asian="normal" style:font-weight-asian="normal" style:font-style-complex="normal" style:font-weight-complex="normal"/>
    </style:style>
    <style:style style:name="T27" style:family="text">
      <style:text-properties officeooo:rsid="00111336"/>
    </style:style>
    <style:style style:name="T28" style:family="text">
      <style:text-properties officeooo:rsid="001c70b2"/>
    </style:style>
    <style:style style:name="T29" style:family="text">
      <style:text-properties officeooo:rsid="001da240"/>
    </style:style>
    <style:style style:name="T30" style:family="text">
      <style:text-properties officeooo:rsid="001e6b7d"/>
    </style:style>
    <style:style style:name="T31" style:family="text">
      <style:text-properties officeooo:rsid="0021f812"/>
    </style:style>
    <style:style style:name="T32" style:family="text">
      <style:text-properties fo:font-weight="normal" officeooo:rsid="01271cf8" style:font-weight-asian="normal" style:font-weight-complex="normal"/>
    </style:style>
    <style:style style:name="T33" style:family="text">
      <style:text-properties fo:font-weight="normal" officeooo:rsid="012780a3" style:font-weight-asian="normal" style:font-weight-complex="normal"/>
    </style:style>
    <style:style style:name="T34" style:family="text">
      <style:text-properties fo:font-weight="normal" officeooo:rsid="012c7809" style:font-weight-asian="normal" style:font-weight-complex="normal"/>
    </style:style>
    <style:style style:name="T35" style:family="text">
      <style:text-properties fo:font-weight="normal" officeooo:rsid="012dedd3" style:font-weight-asian="normal" style:font-weight-complex="normal"/>
    </style:style>
    <style:style style:name="T36" style:family="text">
      <style:text-properties fo:font-weight="normal" officeooo:rsid="013049ad" style:font-weight-asian="normal" style:font-weight-complex="normal"/>
    </style:style>
    <style:style style:name="T37" style:family="text">
      <style:text-properties fo:font-weight="normal" officeooo:rsid="0130556b" style:font-weight-asian="normal" style:font-weight-complex="normal"/>
    </style:style>
    <style:style style:name="T38" style:family="text">
      <style:text-properties fo:font-weight="normal" officeooo:rsid="012f664d" style:font-weight-asian="normal" style:font-weight-complex="normal"/>
    </style:style>
    <style:style style:name="T39" style:family="text">
      <style:text-properties fo:font-weight="normal" officeooo:rsid="01281fc7" style:font-weight-asian="normal" style:font-weight-complex="normal"/>
    </style:style>
    <style:style style:name="T40" style:family="text">
      <style:text-properties fo:font-weight="normal" officeooo:rsid="01306da8" style:font-weight-asian="normal" style:font-weight-complex="normal"/>
    </style:style>
    <style:style style:name="T41" style:family="text">
      <style:text-properties fo:font-weight="normal" officeooo:rsid="013264f5" style:font-weight-asian="normal" style:font-weight-complex="normal"/>
    </style:style>
    <style:style style:name="T42" style:family="text">
      <style:text-properties fo:font-weight="normal" officeooo:rsid="01320e98" style:font-weight-asian="normal" style:font-weight-complex="normal"/>
    </style:style>
    <style:style style:name="T43" style:family="text">
      <style:text-properties fo:font-weight="normal" officeooo:rsid="01232aac" style:font-weight-asian="normal" style:font-weight-complex="normal"/>
    </style:style>
    <style:style style:name="T44" style:family="text">
      <style:text-properties fo:font-weight="normal" officeooo:rsid="01241603" style:font-weight-asian="normal" style:font-weight-complex="normal"/>
    </style:style>
    <style:style style:name="T45" style:family="text">
      <style:text-properties fo:font-weight="normal" officeooo:rsid="012d84ab" style:font-weight-asian="normal" style:font-weight-complex="normal"/>
    </style:style>
    <style:style style:name="T46" style:family="text">
      <style:text-properties fo:font-weight="normal" officeooo:rsid="0123a1d2" style:font-weight-asian="normal" style:font-weight-complex="normal"/>
    </style:style>
    <style:style style:name="T47" style:family="text">
      <style:text-properties fo:font-weight="normal" officeooo:rsid="0025c614" style:font-weight-asian="normal" style:font-weight-complex="normal"/>
    </style:style>
    <style:style style:name="T48" style:family="text">
      <style:text-properties fo:font-weight="normal" officeooo:rsid="00277aba" style:font-weight-asian="normal" style:font-weight-complex="normal"/>
    </style:style>
    <style:style style:name="T49" style:family="text">
      <style:text-properties fo:font-weight="normal" officeooo:rsid="0027a0f4" style:font-weight-asian="normal" style:font-weight-complex="normal"/>
    </style:style>
    <style:style style:name="T50" style:family="text">
      <style:text-properties fo:font-weight="normal" officeooo:rsid="0029080a" style:font-weight-asian="normal" style:font-weight-complex="normal"/>
    </style:style>
    <style:style style:name="T51" style:family="text">
      <style:text-properties fo:font-weight="normal" officeooo:rsid="002a9459" style:font-weight-asian="normal" style:font-weight-complex="normal"/>
    </style:style>
    <style:style style:name="T52" style:family="text">
      <style:text-properties fo:font-weight="normal" officeooo:rsid="002bc08f" style:font-weight-asian="normal" style:font-weight-complex="normal"/>
    </style:style>
    <style:style style:name="T53" style:family="text">
      <style:text-properties fo:font-weight="normal" officeooo:rsid="002c0cbb" style:font-weight-asian="normal" style:font-weight-complex="normal"/>
    </style:style>
    <style:style style:name="T54" style:family="text">
      <style:text-properties fo:font-weight="normal" officeooo:rsid="002c4781" style:font-weight-asian="normal" style:font-weight-complex="normal"/>
    </style:style>
    <style:style style:name="T55" style:family="text">
      <style:text-properties fo:font-weight="normal" officeooo:rsid="002d58bf" style:font-weight-asian="normal" style:font-weight-complex="normal"/>
    </style:style>
    <style:style style:name="T56" style:family="text">
      <style:text-properties fo:font-weight="normal" officeooo:rsid="002da838" style:font-weight-asian="normal" style:font-weight-complex="normal"/>
    </style:style>
    <style:style style:name="T57" style:family="text">
      <style:text-properties fo:font-weight="normal" officeooo:rsid="002eaa90" style:font-weight-asian="normal" style:font-weight-complex="normal"/>
    </style:style>
    <style:style style:name="T58" style:family="text">
      <style:text-properties fo:font-weight="normal" officeooo:rsid="002f6882" style:font-weight-asian="normal" style:font-weight-complex="normal"/>
    </style:style>
    <style:style style:name="T59" style:family="text">
      <style:text-properties officeooo:rsid="01271cf8"/>
    </style:style>
    <style:style style:name="T60" style:family="text">
      <style:text-properties officeooo:rsid="01232aac"/>
    </style:style>
    <style:style style:name="T61" style:family="text">
      <style:text-properties officeooo:rsid="002f6882"/>
    </style:style>
    <style:style style:name="T62" style:family="text">
      <style:text-properties officeooo:rsid="0025c614"/>
    </style:style>
    <style:style style:name="T63" style:family="text">
      <style:text-properties officeooo:rsid="012c7809"/>
    </style:style>
    <style:style style:name="T64" style:family="text">
      <style:text-properties officeooo:rsid="002eaa90"/>
    </style:style>
    <style:style style:name="T65" style:family="text">
      <style:text-properties officeooo:rsid="0029080a"/>
    </style:style>
    <style:style style:name="T66" style:family="text">
      <style:text-properties officeooo:rsid="002a94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rotto of Plenty</text:p>
      <text:p text:style-name="P19">Theme: <text:span text:style-name="T27">Clearing out enemies, “pack animals”</text:span></text:p>
      <text:p text:style-name="P19">Conduits: Convert, Contain</text:p>
      <text:p text:style-name="P19"/>
      <text:p text:style-name="P37"><text:tab/><text:span text:style-name="T12">The aim is to clear the </text:span><text:span text:style-name="T20">grotto and farm</text:span><text:span text:style-name="T12"> of all animals so it can be used by the villagers. There are two methods: convert, and contain. All animals fall into one of two categories. Those that can be converted </text:span><text:span text:style-name="T20">to friendlies and those that must be contained and removed.</text:span><text:span text:style-name="T12"> </text:span><text:span text:style-name="T21">Your hammer</text:span><text:span text:style-name="T22"> will turn into a flute/instrument to calm </text:span><text:span text:style-name="T20">possible friendlies</text:span><text:span text:style-name="T22"> </text:span><text:span text:style-name="T21">and they will follow you</text:span><text:span text:style-name="T22">. However, the flute has many abilities; it will act to specifically direct the animals. They can form a shield; they can attack; they c</text:span><text:span text:style-name="T21">an</text:span><text:span text:style-name="T22"> “stay,” allowing you to activate floor pressure puzzles. The animals are capable of forming a long line behind you (kind of like follow the leader). The more you have in tow, the stronger your abilities (one friendly </text:span><text:span text:style-name="T23">=</text:span><text:span text:style-name="T22"> +2, two friendlies </text:span><text:span text:style-name="T23">=</text:span><text:span text:style-name="T22">+3). The flute </text:span><text:span text:style-name="T23">can also activate special attacks with the animals. The friendlies can be attacked and will disappear </text:span><text:span text:style-name="T20">when health is 0</text:span><text:span text:style-name="T23">.</text:span></text:p>
      <text:p text:style-name="P34"><text:span text:style-name="T12"><text:tab/>For the </text:span><text:span text:style-name="T25">containable</text:span><text:span text:style-name="T12"> animals: once they are defeated, they will cower. This means, you can turn your hammer into a cage (rather, your hammer creates a cage) and the animals go inside. You must defeat and contain every single enemy in the dungeon that is not convertible; to this end, there should be a counter that would read 12 / 20, etc. </text:span></text:p>
      <text:p text:style-name="P35"><text:span text:style-name="T24"><text:tab/></text:span><text:span text:style-name="T3">To make it more complicated:</text:span><text:span text:style-name="T25"> w</text:span><text:span text:style-name="T24">hile you </text:span><text:span text:style-name="T26">remain</text:span><text:span text:style-name="T24"> in the room, </text:span><text:span text:style-name="T26">other enemies</text:span><text:span text:style-name="T24"> are capable of freeing caged animals simply by touching </text:span><text:span text:style-name="T26">the cage. This means the player must keep an eye on the caged animals while fighting. If possible, the cage can be carried to make it harder for an enemy to touch it</text:span><text:span text:style-name="T24">.</text:span><text:span text:style-name="T23"> Once you leave the room, the captured animal </text:span><text:span text:style-name="T22">disappears</text:span><text:span text:style-name="T23"> (though we explain they are released into the wild in a totally hippie-friendly humane way, of course). </text:span><text:span text:style-name="T24"><text:s/></text:span></text:p>
      <text:p text:style-name="P36"/>
      <text:p text:style-name="P33"><text:span text:style-name="T7">O</text:span><text:span text:style-name="T4">riginal Theme: Jungle, climb/swing</text:span></text:p>
      <text:p text:style-name="P38"/>
      <text:p text:style-name="P32"><text:span text:style-name="T17"><text:tab/>The forest is filled with vines and tree limbs. The hammer turns into </text:span><text:span text:style-name="T10">gloves</text:span><text:span text:style-name="T17"> that make you able to use almost anything as a ladder (vines, tree limbs, sleeping animal tails). </text:span><text:span text:style-name="T18">You come to a snake pit, and must climb up the snakes' tails to come out on the other side. If Rolan holds onto a snake for too long, it bites him. Rolan must also be on the lookout for traps (Indiana Jones style rune</text:span><text:span text:style-name="T19">s</text:span><text:span text:style-name="T18"> that shoot arrows), and climb the trees around the trap area to avoid taking damage.</text:span></text:p>
      <text:p text:style-name="P32"><text:span text:style-name="T17"><text:tab/>The hammer can also be turned into a </text:span><text:span text:style-name="T11">swinging </text:span><text:span text:style-name="T10">vine</text:span><text:span text:style-name="T17"> that shoots out, much like Spiderman, allowing you to swing across crevasses and holes. </text:span></text:p>
      <text:p text:style-name="P32"><text:span text:style-name="T17"><text:tab/></text:span><text:span text:style-name="T18">There are enemies that roll around on the ground, forcing you to climb trees to avoid damage. </text:span></text:p>
      <text:p text:style-name="P20">Crystal Cult Dungeon</text:p>
      <text:p text:style-name="P14">(Water/Bubble is discussed at bottom)</text:p>
      <text:p text:style-name="P14"/>
      <text:p text:style-name="P4">Theme: Sandbox</text:p>
      <text:p text:style-name="P4">Conduit: <text:span text:style-name="T31">Build</text:span></text:p>
      <text:p text:style-name="P15"><text:span text:style-name="T13"><text:tab/>There are numerous items laying around the dungeon; however, you are also told </text:span><text:span text:style-name="T14">b</text:span><text:span text:style-name="T13">y a villager that many objects in this dungeon are tools that have been given a “secret form.” The cultists who practiced here wanted to keep their tools secret and passageways inaccessible. Rolan's hammer is able to transform these items to their other form. These are generally common place items—rope, metal bar, wood plank, tape, glass window, mirrors, </text:span><text:span text:style-name="T15">electrical wires</text:span><text:span text:style-name="T13">. We will assume that these items are re-usable, unless specifically mentioned. Though they may have </text:span><text:span text:style-name="T14">restrictions</text:span><text:span text:style-name="T13"> (eg. One rope is not long enough to cross a canyon). Resources for bigger puzzles may be limited. </text:span><text:span text:style-name="T16">Easy to imagine puzzles need not have instructions; however, the more complex ones may require you to first find the instructions </text:span><text:span text:style-name="T14">in the dungeon.</text:span></text:p>
      <text:p text:style-name="P5"/>
      <text:p text:style-name="P5"><text:tab/>The hammer is also able to supply <text:span text:style-name="T59">certain</text:span> parts, so the player doesn't have to find every little item to build something. There will <text:span text:style-name="T59">often be obvious, simple solutions.</text:span> <text:span text:style-name="T31">However, there are also more outlandish possibilities.</text:span></text:p>
      <text:p text:style-name="P5"/>
      <text:p text:style-name="P12">Possible objective<text:span text:style-name="T59">s</text:span>: break a wall, block a hole, cross a cavern, scale a wall, <text:span text:style-name="T60">cross stream</text:span></text:p>
      <text:p text:style-name="P12">Possible solutions to cross a cavern:</text:p>
      <text:p text:style-name="P5"><text:tab/>metal bar + rope = zipline</text:p>
      <text:p text:style-name="P5"><text:tab/>3 ropes = rope bridge</text:p>
      <text:p text:style-name="P5"><text:tab/>glass window + electrical wires + metal = airplane</text:p>
      <text:p text:style-name="P5"><text:tab/>rope + ladder = you <text:span text:style-name="T28">hang</text:span> a swing <text:span text:style-name="T28">(from the ceiling)</text:span></text:p>
      <text:p text:style-name="P13">Possible solutions to break a wall:</text:p>
      <text:p text:style-name="P6"><text:tab/>electric wires + <text:span text:style-name="T29">fire</text:span> = bomb</text:p>
      <text:p text:style-name="P6"><text:tab/><text:span text:style-name="T29">electric wires + fire + clock = time bomb</text:span></text:p>
      <text:p text:style-name="P6"><text:tab/>rope + metal block = battering ram</text:p>
      <text:p text:style-name="P6"><text:tab/><text:span text:style-name="T28">raw meat + a certain enemy = enemy rams down wall</text:span></text:p>
      <text:p text:style-name="P6">There can be more detailed puzzles, <text:span text:style-name="T30">or puzzles that require you to use the environment</text:span>. </text:p>
      <text:p text:style-name="P6"><text:tab/><text:span text:style-name="T30">Build a fire: mirror + candle + natural sunlight</text:span></text:p>
      <text:p text:style-name="P7">You could also go crazy and build on past creations:</text:p>
      <text:p text:style-name="P8"><text:tab/>Zipline + fire = flaming zipline, when you come off the other end, you are on fire and can do fire damage to enemies for a time</text:p>
      <text:p text:style-name="P7"/>
      <text:p text:style-name="P5"><text:span text:style-name="T29">* A choice to make if this is used: can Rolan construct items at any point in time? (I presume not, or he would bombing all of his enemies, and ziplining through battles?) He could A) only use his conduit ability when prompted, as he approaches a challenge. Or, B, if you want to do a lot of programming, use it freely. </text:span><text:span text:style-name="T1">Some</text:span><text:span text:style-name="T29"> items could be used in battle by integrating them into Rolan's person: fire + sword = flaming sword. You could also construct battle-specific bombs, or other items to make the conduit feel more actively useful.</text:span></text:p>
      <text:p text:style-name="P1"/>
      <text:p text:style-name="P2"/>
      <text:p text:style-name="P2"/>
      <text:p text:style-name="P2"/>
      <text:p text:style-name="P2"/>
      <text:p text:style-name="P2"/>
      <text:p text:style-name="P2"/>
      <text:p text:style-name="P18"><text:soft-page-break/>Theme, conduit: water, bubble</text:p>
      <text:p text:style-name="P3"/>
      <text:p text:style-name="P31"><text:span text:style-name="T43"><text:tab/><text:tab/></text:span><text:span text:style-name="T34">1) </text:span><text:span text:style-name="T61">Oxygen bubble that allows you to breathe underwater for a certain amount of time</text:span><text:span text:style-name="T34">. </text:span><text:span text:style-name="T44">Much of the dungeon is actually covered in water. </text:span><text:span text:style-name="T49">T</text:span><text:span text:style-name="T44">here are </text:span><text:span text:style-name="T49">many </text:span><text:span text:style-name="T44">statues that stick out of the water, </text:span><text:span text:style-name="T32">sometimes on a small plot of land</text:span><text:span text:style-name="T44">, </text:span><text:span text:style-name="T45">that act</text:span><text:span text:style-name="T44"> like buoys. You are able to stop here and rest, recharging your oxygen. <text:s/></text:span><text:span text:style-name="T43">Between levels (floors), </text:span><text:span text:style-name="T44">a </text:span><text:span text:style-name="T2">very</text:span><text:span text:style-name="T44"> strong </text:span><text:span text:style-name="T43">current sweeps you along at a rapid pace and you must maneuver around rocks and walls, </text:span><text:span text:style-name="T45">like a roller coaster.</text:span></text:p>
      <text:p text:style-name="P31"><text:span text:style-name="T43"><text:tab/></text:span><text:span text:style-name="T46">Your air bubble is also time-sensitive. Unfortunately, many of the streams are also blocked by a metal grate, stopping you from passing through. You must solve the given puzzle to the gates before the time runs out.</text:span></text:p>
      <text:p text:style-name="P22"/>
      <text:p text:style-name="P29"><text:span text:style-name="T47"><text:tab/>2) </text:span><text:span text:style-name="T62">Bubble Stream.</text:span><text:span text:style-name="T47"> </text:span><text:span text:style-name="T58">The hammer turns into a bubble bazooka, that creates a slew of powerful bubbles</text:span><text:span text:style-name="T32">. </text:span><text:span text:style-name="T34">The bubbles </text:span><text:span text:style-name="T63">create a bridge </text:span><text:span text:style-name="T34">(pulling your forward simultaneously. </text:span><text:span text:style-name="T35">Meaning,</text:span><text:span text:style-name="T34"> </text:span><text:span text:style-name="T35">as the bridge goes forward, you go forward. </text:span><text:span text:style-name="T58">It's more active and fast</text:span><text:span text:style-name="T34">). </text:span><text:span text:style-name="T32">You </text:span><text:span text:style-name="T34">can</text:span><text:span text:style-name="T32"> effectively fly over short distances, but you must be careful to aim and time everything perfectly, or Rolan will </text:span><text:span text:style-name="T34">fall</text:span><text:span text:style-name="T32"> into the water and drown. </text:span><text:span text:style-name="T36">The buoys you land on in these levels are very small, and very weak</text:span><text:span text:style-name="T32">;</text:span><text:span text:style-name="T36"> after 2 seconds, </text:span><text:span text:style-name="T37">they will sink</text:span><text:span text:style-name="T36">, drowning you. </text:span><text:span text:style-name="T33">This </text:span><text:span text:style-name="T35">allows for</text:span><text:span text:style-name="T33"> a lot of action and movement, </text:span><text:span text:style-name="T38">as</text:span><text:span text:style-name="T39"> the “puzzle” is more about physical timing than stopping and thinking </text:span><text:span text:style-name="T40">(</text:span><text:span text:style-name="T48">more like a</text:span><text:span text:style-name="T40"> Mario game)</text:span><text:span text:style-name="T39">. </text:span><text:span text:style-name="T36">The buoys do, however, pop back up after a </text:span><text:span text:style-name="T41">time</text:span><text:span text:style-name="T36">, </text:span><text:span text:style-name="T42">allowing you to go backward.</text:span></text:p>
      <text:p text:style-name="P24"/>
      <text:p text:style-name="P29"><text:span text:style-name="T57"><text:tab/>3)</text:span><text:span text:style-name="T64"> Bubble wall</text:span><text:span text:style-name="T50">: bubbles can be used to </text:span><text:span text:style-name="T65">seal up holes, or doors</text:span><text:span text:style-name="T50">. These bubbles retain flexible bubble properties, m</text:span><text:span text:style-name="T58">aking them</text:span><text:span text:style-name="T56"> bouncy</text:span><text:span text:style-name="T50">. </text:span><text:span text:style-name="T51">This allows for a “</text:span><text:span text:style-name="T66">pinball</text:span><text:span text:style-name="T51">” style game. The room </text:span><text:span text:style-name="T58">is</text:span><text:span text:style-name="T51"> filled with walls </text:span><text:span text:style-name="T58">and obstacles. However</text:span><text:span text:style-name="T51">, </text:span><text:span text:style-name="T58">there are</text:span><text:span text:style-name="T51"> many open holes </text:span><text:span text:style-name="T58">or doorways</text:span><text:span text:style-name="T51"> in these walls. You must fill in certain holes with bubbles to make them bouncy (or simply solid, if </text:span><text:span text:style-name="T58">bouncy</text:span><text:span text:style-name="T51"> is too difficult). You must then bounce a ball, </text:span><text:span text:style-name="T56">roll a boulder</text:span><text:span text:style-name="T51"> into the objective to unlock a door. </text:span><text:span text:style-name="T58">This could also reflect light. </text:span><text:span text:style-name="T56">Boulders could be rolled to form a bridge over a long cliff.</text:span><text:span text:style-name="T51"> If you wanted to be silly, you could use this to gather fish </text:span><text:span text:style-name="T56">in a basket</text:span></text:p>
      <text:p text:style-name="P29"><text:span text:style-name="T56"><text:tab/>The basket is linked to something that needs leverage. When the fish weigh enough the object on the opposite tilts up, </text:span><text:span text:style-name="T58">creating a chain reaction that opens a door, or moves a boulder.</text:span></text:p>
      <text:p text:style-name="P26"/>
      <text:p text:style-name="P29"><text:span text:style-name="T51"><text:tab/></text:span><text:span text:style-name="T57">4)</text:span><text:span text:style-name="T64"> Fish (or rock) toss</text:span><text:span text:style-name="T57">:</text:span><text:span text:style-name="T51"> When you toss the </text:span><text:span text:style-name="T58">fish/rock</text:span><text:span text:style-name="T51"> at the bubble wall, the wall bounces and acts like a canon. You can fire items long distance against an enemy, or break down </text:span><text:span text:style-name="T52">walls. </text:span><text:span text:style-name="T57">The force could also vary. You have to “wind up,” and have a whole “angry birds” scenario. You have to aim carefully.</text:span></text:p>
      <text:p text:style-name="P30"><text:span text:style-name="T57"><text:tab/><text:tab/></text:span><text:span text:style-name="T58">The fish could be readily available, or the hammer could turn into a fishing rod. You could also simply catch jumping fish in these areas.</text:span></text:p>
      <text:p text:style-name="P28"/>
      <text:p text:style-name="P29"><text:span text:style-name="T52"><text:tab/></text:span><text:span text:style-name="T58">5</text:span><text:span text:style-name="T53">) Active bubble uses: The bubble could also be used as a defensive shield. </text:span><text:span text:style-name="T54">Simply by pressing the hammer button, the shield activates. It must be put away before attacking with weapons or magic. </text:span><text:span text:style-name="T58">Bubble stream could also be made usable in battle, meaning the player can move very quickly (though for a limited time).</text:span></text:p>
      <text:p text:style-name="P31"><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1:02:33.577000000</meta:creation-date>
    <meta:generator>LibreOffice/4.2.7.2$Windows_x86 LibreOffice_project/933c0aa564ec4f8883ed5732c866db48dca4dac5</meta:generator>
    <dc:date>2015-04-13T14:01:33.236000000</dc:date>
    <meta:editing-duration>PT5H35M4S</meta:editing-duration>
    <meta:editing-cycles>39</meta:editing-cycles>
    <meta:document-statistic meta:table-count="0" meta:image-count="0" meta:object-count="0" meta:page-count="3" meta:paragraph-count="41" meta:word-count="1416" meta:character-count="7973" meta:non-whitespace-character-count="6564"/>
  </office:meta>
</office:document-meta>
</file>